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fb9b" officeooo:paragraph-rsid="0009fb9b"/>
    </style:style>
    <style:style style:name="P2" style:family="paragraph" style:parent-style-name="Standard">
      <style:text-properties officeooo:rsid="0009fb9b" officeooo:paragraph-rsid="000b6dbc"/>
    </style:style>
    <style:style style:name="P3" style:family="paragraph" style:parent-style-name="Standard">
      <style:text-properties officeooo:rsid="000b6dbc" officeooo:paragraph-rsid="000b6dbc"/>
    </style:style>
    <style:style style:name="P4" style:family="paragraph" style:parent-style-name="Standard">
      <style:text-properties officeooo:rsid="000b6dbc" officeooo:paragraph-rsid="000d4e9f"/>
    </style:style>
    <style:style style:name="P5" style:family="paragraph" style:parent-style-name="Standard">
      <style:text-properties officeooo:rsid="000d4e9f" officeooo:paragraph-rsid="000d4e9f"/>
    </style:style>
    <style:style style:name="T1" style:family="text">
      <style:text-properties officeooo:rsid="000b6dbc"/>
    </style:style>
    <style:style style:name="T2" style:family="text">
      <style:text-properties officeooo:rsid="000d4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2.b. Se ejecutan las dos primeras lineas y en la siguiente se produce un salto a resta y se ejecuta el cuerpo (prologo) hasta que se llega al beq (linea 10) que nos indica si debemos volver a ejecutar el prólogo o sino salta al epílogo, el cual se ejecuta la cantidad de veces que se haya ejecutado el prólogo. Cuando termia salta a fin. </text:p>
      <text:p text:style-name="P1"/>
      <text:p text:style-name="P1">c. <text:span text:style-name="T2">decimal: </text:span>4095</text:p>
      <text:p text:style-name="P5">binario: 111111111111 </text:p>
      <text:p text:style-name="P1"/>
      <text:p text:style-name="P2"><text:span text:style-name="T1">d. No hay valores que queden fuera de rango</text:span></text:p>
      <text:p text:style-name="P2"/>
      <text:p text:style-name="P3">e. 2114</text:p>
      <text:p text:style-name="P3"/>
      <text:p text:style-name="P3">f. 00000014</text:p>
      <text:p text:style-name="P3"/>
      <text:p text:style-name="P3">g. Empieza en 0x00000000, 0x00000004, 0x00000008, 0x00000018, 0x0000001c, 0x00000020, 0x00000024, 0x000000028, 0x00000018, 0x0000001c, 0x00000020, 0x00000024, 0x0000002c, 0x00000030, 0x00000034, 0x00000014</text:p>
      <text:p text:style-name="P3"/>
      <text:p text:style-name="P3">h). Al inicio:</text:p>
      <text:p text:style-name="P4">ra: <text:s/>0x0000000<text:span text:style-name="T2">0</text:span></text:p>
      <text:p text:style-name="P4">sp: 0x<text:span text:style-name="T2">ffffff</text:span>0</text:p>
      <text:p text:style-name="P3"/>
      <text:p text:style-name="P3">Durante:</text:p>
      <text:p text:style-name="P4">ra: <text:s/>0x000000<text:span text:style-name="T2">14</text:span></text:p>
      <text:p text:style-name="P4"><text:span text:style-name="T2">s</text:span>p: 0x<text:span text:style-name="T2">fffffe8</text:span></text:p>
      <text:p text:style-name="P4">sp: 0x<text:span text:style-name="T2">fffffec</text:span></text:p>
      <text:p text:style-name="P3"/>
      <text:p text:style-name="P3">Fin:</text:p>
      <text:p text:style-name="P4">ra: <text:s/>0x000000<text:span text:style-name="T2">2c</text:span></text:p>
      <text:p text:style-name="P4">sp: 0x<text:span text:style-name="T2">ffffff0</text:span>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12:19:38.876985611</meta:creation-date>
    <dc:date>2024-05-16T13:12:05.768687107</dc:date>
    <meta:editing-duration>PT11M25S</meta:editing-duration>
    <meta:editing-cycles>1</meta:editing-cycles>
    <meta:document-statistic meta:table-count="0" meta:image-count="0" meta:object-count="0" meta:page-count="1" meta:paragraph-count="17" meta:word-count="121" meta:character-count="767" meta:non-whitespace-character-count="658"/>
    <meta:generator>LibreOffice/7.3.7.2$Linux_X86_64 LibreOffice_project/30$Build-2</meta:generator>
  </office:meta>
</office:document-meta>
</file>